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 style:list-style-name="L2">
      <style:text-properties fo:font-size="13pt" style:font-size-asian="13pt" style:font-size-complex="13pt"/>
    </style:style>
    <style:style style:name="P44" style:family="paragraph" style:parent-style-name="Table_20_Contents" style:list-style-name="L3">
      <style:text-properties fo:font-size="13p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6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6pt" style:language-asian="ja" style:country-asian="JP" style:font-style-asian="normal" style:font-weight-asian="normal" style:font-name-complex="メイリオ" style:font-size-complex="26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92307936008100304" text:style-name="L1">
        <text:list-item>
          <text:list>
            <text:list-header>
              <text:p text:style-name="P42"><text:span text:style-name="T18">@@@</text:span></text:p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28629834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96</dc:date><text:p text:style-name="P46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99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53</dc:date><text:p text:style-name="P46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2000045579764667498" text:style-name="L2">
              <text:list-item>
                <text:p text:style-name="P43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53</dc:date><text:p><text:span text:style-name="T19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1925332943914141029" text:style-name="L3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</table:table>
      <text:list xml:id="list28650955" text:continue-list="list28629834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7752505346284210638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06</dc:date><text:p text:style-name="P46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5724699236592730855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6983629382319868335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8634664" text:continue-list="list28650955" text:style-name="L1">
        <text:list-item>
          <text:list>
            <text:list-item>
              <text:p text:style-name="P30">explorer</text:p>
              <text:list>
                <text:list-item>
                  <text:p text:style-name="P30"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text:span text:style-name="T14">######</text:span>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<text:soft-page-break/>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8628423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4722378600527746880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10</dc:date><text:p text:style-name="P46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8636251" text:continue-list="list28628423" text:style-name="L1">
        <text:list-header>
          <text:p text:style-name="P42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ext:soft-page-break/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9040619225660101225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1594255254067707901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28633629" text:continue-list="list28636251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8630889" text:continue-list="list9040619225660101225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3248271015014183404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19</dc:date><text:p text:style-name="P46"><text:span text:style-name="T19">files in “images” dir</text:span></text:p><text:p text:style-name="P46"><text:span text:style-name="T19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346777934099098288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28629778" text:continue-list="list3248271015014183404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28637178" text:continue-list="list28633629" text:style-name="L1">
        <text:list-item>
          <text:list>
            <text:list-item>
              <text:p text:style-name="P32">gen-ed text file</text:p>
              <text:list>
                <text:list-item>
                  <text:p text:style-name="P32"><text:soft-page-break/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8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8625497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34</dc:date><text:p text:style-name="P46"><text:span text:style-name="T19">after : “gen csv” → done</text:span></text:p></office:annotation>close<office:annotation-end office:name="__Annotation__478_470973970"/></text:p>
            <text:list xml:id="list5516573187635242706" text:style-name="L12">
              <text:list-item>
                <text:p text:style-name="P27"><text:soft-page-break/>folders <text:span text:style-name="T14">######</text:span> </text:p>
                <text:list>
                  <text:list-item>
                    <text:p text:style-name="P27"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8642803" text:continue-list="list28625497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35</dc:date><text:p text:style-name="P46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<text:soft-page-break/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4666971045828363260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651854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631655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642671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2595058983176185738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8631644" text:continue-list="list28642803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39</dc:date><text:p text:style-name="P46"><text:span text:style-name="T19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8634825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39</dc:date><text:p text:style-name="P46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8655733" text:continue-numbering="true" text:style-name="L1">
        <text:list-item>
          <text:list>
            <text:list-item>
              <text:p text:style-name="P19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8630359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40</dc:date><text:p text:style-name="P46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8650740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8637085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7211747535868617017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12T08:42:33.09</dc:date>
    <dc:creator>iwabuchi ken</dc:creator>
    <meta:editing-duration>P9DT9H10M51S</meta:editing-duration>
    <meta:editing-cycles>307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3" meta:character-count="8671"/>
  </office:meta>
</office:document-meta>
</file>